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dc04" officeooo:paragraph-rsid="000cdc0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e3382" officeooo:paragraph-rsid="000e3382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ffdb1" officeooo:paragraph-rsid="000ffdb1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10f865" officeooo:paragraph-rsid="0010f865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unication</text:p>
      <text:p text:style-name="P1"/>
      <text:p text:style-name="P1"/>
      <text:p text:style-name="P2">La communication est essentiel pour Mei, c’est vraiment une nécessité pour vous et vos coéquipiers.</text:p>
      <text:p text:style-name="P3">Il faut annoncer les personnes que vous êtes sur le point de geler en particulier les héros dangereux comme Genji par exemple.</text:p>
      <text:p text:style-name="P3">Mais surtout annoncer le moindre mur que vous allez placer, il permettra à vos coéquipiers de s’adapter à celui-ci. Si vous êtes un peu plus à l’aise avec l’anglais je conseille même de dire quel est l’objectif de votre mur, que ce soit pour séparer une équipe en deux, protéger quelqu’un ou même bloquer une entrée.</text:p>
      <text:p text:style-name="P4">Annoncer vos ultime, vous pouvez donner quelques focus pour vos alliés surtout si ils sont séparer (ou geler) de leurs coéquipiers.</text:p>
      <text:p text:style-name="P4">Vous ne devez pas communiquer tous seul, demander à votre autres coéquipiers de vous parlez car ça vous sera vraiment utile pour mieux placer vos mur ou vos ultime.</text:p>
      <text:p text:style-name="P4">Rien que avoir l’information que le bouclier de votre Reinhardt est bientôt détruit vous permet d’anticiper votre mur pour protéger une entrée par exe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7:18.776000000</meta:creation-date>
    <dc:date>2017-03-11T23:44:20.703000000</dc:date>
    <meta:editing-duration>PT2M30S</meta:editing-duration>
    <meta:editing-cycles>1</meta:editing-cycles>
    <meta:document-statistic meta:table-count="0" meta:image-count="0" meta:object-count="0" meta:page-count="1" meta:paragraph-count="7" meta:word-count="168" meta:character-count="1004" meta:non-whitespace-character-count="843"/>
    <meta:generator>LibreOffice/5.1.5.2$Windows_x86 LibreOffice_project/7a864d8825610a8c07cfc3bc01dd4fce6a9447e5</meta:generator>
  </office:meta>
</office:document-meta>
</file>